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1.5634in"/>
    </style:style>
    <style:style style:name="co6" style:family="table-column">
      <style:table-column-properties fo:break-before="auto" style:column-width="1.122in"/>
    </style:style>
    <style:style style:name="co7" style:family="table-column">
      <style:table-column-properties fo:break-before="auto" style:column-width="1.9291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1.6063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1437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12" table:default-cell-style-name="Default"/>
        <table:table-row table:style-name="ro1">
          <table:table-cell table:number-columns-repeated="19"/>
          <table:table-cell office:value-type="string">
            <text:p>error, beta/ko</text:p>
          </table:table-cell>
          <table:table-cell table:number-columns-repeated="2"/>
          <table:table-cell office:value-type="string">
            <text:p>error, Zo</text:p>
          </table:table-cell>
          <table:table-cell/>
          <table:table-cell office:value-type="string">
            <text:p>exact</text:p>
          </table:table-cell>
          <table:table-cell office:value-type="string">
            <text:p>computed</text:p>
          </table:table-cell>
        </table:table-row>
        <table:table-row table:style-name="ro1">
          <table:table-cell office:value-type="string">
            <text:p>#frequency</text:p>
          </table:table-cell>
          <table:table-cell office:value-type="string">
            <text:p>f,GHz</text:p>
          </table:table-cell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converged</text:p>
          </table:table-cell>
          <table:table-cell office:value-type="string">
            <text:p>final error</text:p>
          </table:table-cell>
          <table:table-cell office:value-type="string">
            <text:p>elapsed time (s)</text:p>
          </table:table-cell>
          <table:table-cell office:value-type="string">
            <text:p>modal impedance calculation</text:p>
          </table:table-cell>
          <table:table-cell office:value-type="string">
            <text:p>mode count</text:p>
          </table:table-cell>
          <table:table-cell office:value-type="string">
            <text:p>alpha[1] db/m</text:p>
          </table:table-cell>
          <table:table-cell office:value-type="string">
            <text:p>beta[1]/ko</text:p>
          </table:table-cell>
          <table:table-cell office:value-type="string">
            <text:p>real(Z[1;1])</text:p>
          </table:table-cell>
          <table:table-cell office:value-type="string">
            <text:p>imag(Z[1;1])</text:p>
          </table:table-cell>
          <table:table-cell/>
          <table:table-cell office:value-type="string">
            <text:p>exact beta/ko</text:p>
          </table:table-cell>
          <table:table-cell office:value-type="string">
            <text:p>exact Zo</text:p>
          </table:table-cell>
          <table:table-cell/>
          <table:table-cell office:value-type="string">
            <text:p>error, beta/ko</text:p>
          </table:table-cell>
          <table:table-cell office:value-type="string">
            <text:p>log10(abs(err))</text:p>
          </table:table-cell>
          <table:table-cell/>
          <table:table-cell office:value-type="string">
            <text:p>error, Zo</text:p>
          </table:table-cell>
          <table:table-cell office:value-type="string">
            <text:p>log10(abs(err))</text:p>
          </table:table-cell>
          <table:table-cell/>
          <table:table-cell office:value-type="string">
            <text:p>Zo/8</text:p>
          </table:table-cell>
          <table:table-cell office:value-type="string">
            <text:p>Zo/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table:formula="of:=[.A3]*0.000000001" office:value-type="float" office:value="0.01">
            <text:p>0.01</text:p>
          </table:table-cell>
          <table:table-cell office:value-type="float" office:value="14">
            <text:p>14</text:p>
          </table:table-cell>
          <table:table-cell office:value-type="float" office:value="5543">
            <text:p>5543</text:p>
          </table:table-cell>
          <table:table-cell office:value-type="float" office:value="83641">
            <text:p>83641</text:p>
          </table:table-cell>
          <table:table-cell office:value-type="float" office:value="1">
            <text:p>1</text:p>
          </table:table-cell>
          <table:table-cell office:value-type="string">
            <text:p>4.11361729060146e-06</text:p>
          </table:table-cell>
          <table:table-cell office:value-type="float" office:value="264.620370534">
            <text:p>264.6203705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.92131271668325e-16</text:p>
          </table:table-cell>
          <table:table-cell office:value-type="float" office:value="1.50296562509363">
            <text:p>1.5029656251</text:p>
          </table:table-cell>
          <table:table-cell office:value-type="float" office:value="413.03710703733">
            <text:p>413.0371070373</text:p>
          </table:table-cell>
          <table:table-cell office:value-type="string">
            <text:p>1.16505384843826e-13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3]-[.L3])/[.P3]" office:value-type="float" office:value="0.000242137675263179">
            <text:p>0.0002421377</text:p>
          </table:table-cell>
          <table:table-cell table:formula="of:=LOG10(ABS([.S3]))" office:value-type="float" office:value="-3.61593763151693">
            <text:p>-3.6159376315</text:p>
          </table:table-cell>
          <table:table-cell/>
          <table:table-cell table:formula="of:=([.Q3]-[.M3])/[.Q3]" office:value-type="float" office:value="-0.000817530808105197">
            <text:p>-0.0008175308</text:p>
          </table:table-cell>
          <table:table-cell table:formula="of:=LOG10(ABS([.V3]))" office:value-type="float" office:value="-3.08749587226036">
            <text:p>-3.0874958723</text:p>
          </table:table-cell>
          <table:table-cell/>
          <table:table-cell table:formula="of:=[.Q3]/8" office:value-type="float" office:value="51.5874640385028">
            <text:p>51.5874640385</text:p>
          </table:table-cell>
          <table:table-cell table:formula="of:=[.M3]/8" office:value-type="float" office:value="51.6296383796662">
            <text:p>51.6296383797</text:p>
          </table:table-cell>
        </table:table-row>
        <table:table-row table:style-name="ro1">
          <table:table-cell office:value-type="float" office:value="21544346.9003188">
            <text:p>21544346.9003188</text:p>
          </table:table-cell>
          <table:table-cell table:formula="of:=[.A4]*0.000000001" office:value-type="float" office:value="0.0215443469003188">
            <text:p>0.0215443469</text:p>
          </table:table-cell>
          <table:table-cell office:value-type="float" office:value="4">
            <text:p>4</text:p>
          </table:table-cell>
          <table:table-cell office:value-type="float" office:value="2050">
            <text:p>2050</text:p>
          </table:table-cell>
          <table:table-cell office:value-type="float" office:value="31093">
            <text:p>31093</text:p>
          </table:table-cell>
          <table:table-cell office:value-type="float" office:value="1">
            <text:p>1</text:p>
          </table:table-cell>
          <table:table-cell office:value-type="string">
            <text:p>2.74342304156574e-06</text:p>
          </table:table-cell>
          <table:table-cell office:value-type="float" office:value="165.585972892">
            <text:p>165.5859728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5896082127312e-15</text:p>
          </table:table-cell>
          <table:table-cell office:value-type="float" office:value="1.50332317796719">
            <text:p>1.503323178</text:p>
          </table:table-cell>
          <table:table-cell office:value-type="float" office:value="412.937816312598">
            <text:p>412.9378163126</text:p>
          </table:table-cell>
          <table:table-cell office:value-type="string">
            <text:p>1.84814535216039e-13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4]-[.L4])/[.P4]" office:value-type="float" office:value="0.00000429704167175607">
            <text:p>0.000004297</text:p>
          </table:table-cell>
          <table:table-cell table:formula="of:=LOG10(ABS([.S4]))" office:value-type="float" office:value="-5.36683043460422">
            <text:p>-5.3668304346</text:p>
          </table:table-cell>
          <table:table-cell/>
          <table:table-cell table:formula="of:=([.Q4]-[.M4])/[.Q4]" office:value-type="float" office:value="-0.000576942501957119">
            <text:p>-0.0005769425</text:p>
          </table:table-cell>
          <table:table-cell table:formula="of:=LOG10(ABS([.V4]))" office:value-type="float" office:value="-3.23886746644047">
            <text:p>-3.2388674664</text:p>
          </table:table-cell>
          <table:table-cell/>
          <table:table-cell table:formula="of:=[.Q4]/8" office:value-type="float" office:value="51.5874640385028">
            <text:p>51.5874640385</text:p>
          </table:table-cell>
          <table:table-cell table:formula="of:=[.M4]/8" office:value-type="float" office:value="51.6172270390748">
            <text:p>51.6172270391</text:p>
          </table:table-cell>
        </table:table-row>
        <table:table-row table:style-name="ro1">
          <table:table-cell office:value-type="float" office:value="46415888.3361278">
            <text:p>46415888.3361278</text:p>
          </table:table-cell>
          <table:table-cell table:formula="of:=[.A5]*0.000000001" office:value-type="float" office:value="0.0464158883361278">
            <text:p>0.0464158883</text:p>
          </table:table-cell>
          <table:table-cell office:value-type="float" office:value="4">
            <text:p>4</text:p>
          </table:table-cell>
          <table:table-cell office:value-type="float" office:value="2116">
            <text:p>2116</text:p>
          </table:table-cell>
          <table:table-cell office:value-type="float" office:value="32107">
            <text:p>32107</text:p>
          </table:table-cell>
          <table:table-cell office:value-type="float" office:value="1">
            <text:p>1</text:p>
          </table:table-cell>
          <table:table-cell office:value-type="string">
            <text:p>2.86241133442939e-06</text:p>
          </table:table-cell>
          <table:table-cell office:value-type="float" office:value="153.847641556">
            <text:p>153.8476415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.16790645542588e-15</text:p>
          </table:table-cell>
          <table:table-cell office:value-type="float" office:value="1.50332579495464">
            <text:p>1.503325795</text:p>
          </table:table-cell>
          <table:table-cell office:value-type="float" office:value="412.937585266238">
            <text:p>412.9375852662</text:p>
          </table:table-cell>
          <table:table-cell office:value-type="string">
            <text:p>1.66266856945854e-13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5]-[.L5])/[.P5]" office:value-type="float" office:value="0.00000255624751428581">
            <text:p>2.55624751428581E-006</text:p>
          </table:table-cell>
          <table:table-cell table:formula="of:=LOG10(ABS([.S5]))" office:value-type="float" office:value="-5.59239709695958">
            <text:p>-5.592397097</text:p>
          </table:table-cell>
          <table:table-cell/>
          <table:table-cell table:formula="of:=([.Q5]-[.M5])/[.Q5]" office:value-type="float" office:value="-0.000576382660617013">
            <text:p>-0.0005763827</text:p>
          </table:table-cell>
          <table:table-cell table:formula="of:=LOG10(ABS([.V5]))" office:value-type="float" office:value="-3.23928909259021">
            <text:p>-3.2392890926</text:p>
          </table:table-cell>
          <table:table-cell/>
          <table:table-cell table:formula="of:=[.Q5]/8" office:value-type="float" office:value="51.5874640385028">
            <text:p>51.5874640385</text:p>
          </table:table-cell>
          <table:table-cell table:formula="of:=[.M5]/8" office:value-type="float" office:value="51.6171981582798">
            <text:p>51.6171981583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table:formula="of:=[.A6]*0.000000001"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822">
            <text:p>1822</text:p>
          </table:table-cell>
          <table:table-cell office:value-type="float" office:value="27691">
            <text:p>27691</text:p>
          </table:table-cell>
          <table:table-cell office:value-type="float" office:value="1">
            <text:p>1</text:p>
          </table:table-cell>
          <table:table-cell office:value-type="string">
            <text:p>1.70005153533022e-06</text:p>
          </table:table-cell>
          <table:table-cell office:value-type="float" office:value="163.894829053">
            <text:p>163.8948290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7.23488846016874e-14</text:p>
          </table:table-cell>
          <table:table-cell office:value-type="float" office:value="1.50332958089391">
            <text:p>1.5033295809</text:p>
          </table:table-cell>
          <table:table-cell office:value-type="float" office:value="412.936463774251">
            <text:p>412.9364637743</text:p>
          </table:table-cell>
          <table:table-cell office:value-type="string">
            <text:p>1.08965094185148e-12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6]-[.L6])/[.P6]" office:value-type="float" office:value="0.0000000378781729422934">
            <text:p>3.78781729422934E-008</text:p>
          </table:table-cell>
          <table:table-cell table:formula="of:=LOG10(ABS([.S6]))" office:value-type="float" office:value="-7.42161097740416">
            <text:p>-7.4216109774</text:p>
          </table:table-cell>
          <table:table-cell/>
          <table:table-cell table:formula="of:=([.Q6]-[.M6])/[.Q6]" office:value-type="float" office:value="-0.00057366520782139">
            <text:p>-0.0005736652</text:p>
          </table:table-cell>
          <table:table-cell table:formula="of:=LOG10(ABS([.V6]))" office:value-type="float" office:value="-3.24134148881266">
            <text:p>-3.2413414888</text:p>
          </table:table-cell>
          <table:table-cell/>
          <table:table-cell table:formula="of:=[.Q6]/8" office:value-type="float" office:value="51.5874640385028">
            <text:p>51.5874640385</text:p>
          </table:table-cell>
          <table:table-cell table:formula="of:=[.M6]/8" office:value-type="float" office:value="51.6170579717814">
            <text:p>51.6170579718</text:p>
          </table:table-cell>
        </table:table-row>
        <table:table-row table:style-name="ro1">
          <table:table-cell office:value-type="float" office:value="215443469.003188">
            <text:p>215443469.003188</text:p>
          </table:table-cell>
          <table:table-cell table:formula="of:=[.A7]*0.000000001" office:value-type="float" office:value="0.215443469003188">
            <text:p>0.215443469</text:p>
          </table:table-cell>
          <table:table-cell office:value-type="float" office:value="3">
            <text:p>3</text:p>
          </table:table-cell>
          <table:table-cell office:value-type="float" office:value="1601">
            <text:p>1601</text:p>
          </table:table-cell>
          <table:table-cell office:value-type="float" office:value="24373">
            <text:p>24373</text:p>
          </table:table-cell>
          <table:table-cell office:value-type="float" office:value="1">
            <text:p>1</text:p>
          </table:table-cell>
          <table:table-cell office:value-type="string">
            <text:p>6.81860094163077e-07</text:p>
          </table:table-cell>
          <table:table-cell office:value-type="float" office:value="155.046779742">
            <text:p>155.0467797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4.12440601681232e-14</text:p>
          </table:table-cell>
          <table:table-cell office:value-type="float" office:value="1.50332963054565">
            <text:p>1.5033296305</text:p>
          </table:table-cell>
          <table:table-cell office:value-type="float" office:value="412.936496179672">
            <text:p>412.9364961797</text:p>
          </table:table-cell>
          <table:table-cell office:value-type="string">
            <text:p>-2.91001744653915e-13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7]-[.L7])/[.P7]" office:value-type="float" office:value="0.00000000485032675134731">
            <text:p>4.85032675134731E-009</text:p>
          </table:table-cell>
          <table:table-cell table:formula="of:=LOG10(ABS([.S7]))" office:value-type="float" office:value="-8.31422900335091">
            <text:p>-8.3142290034</text:p>
          </table:table-cell>
          <table:table-cell/>
          <table:table-cell table:formula="of:=([.Q7]-[.M7])/[.Q7]" office:value-type="float" office:value="-0.000573743728401921">
            <text:p>-0.0005737437</text:p>
          </table:table-cell>
          <table:table-cell table:formula="of:=LOG10(ABS([.V7]))" office:value-type="float" office:value="-3.24128204870579">
            <text:p>-3.2412820487</text:p>
          </table:table-cell>
          <table:table-cell/>
          <table:table-cell table:formula="of:=[.Q7]/8" office:value-type="float" office:value="51.5874640385028">
            <text:p>51.5874640385</text:p>
          </table:table-cell>
          <table:table-cell table:formula="of:=[.M7]/8" office:value-type="float" office:value="51.617062022459">
            <text:p>51.6170620225</text:p>
          </table:table-cell>
        </table:table-row>
        <table:table-row table:style-name="ro1">
          <table:table-cell office:value-type="float" office:value="464158883.361278">
            <text:p>464158883.361278</text:p>
          </table:table-cell>
          <table:table-cell table:formula="of:=[.A8]*0.000000001" office:value-type="float" office:value="0.464158883361278">
            <text:p>0.4641588834</text:p>
          </table:table-cell>
          <table:table-cell office:value-type="float" office:value="3">
            <text:p>3</text:p>
          </table:table-cell>
          <table:table-cell office:value-type="float" office:value="1727">
            <text:p>1727</text:p>
          </table:table-cell>
          <table:table-cell office:value-type="float" office:value="26233">
            <text:p>26233</text:p>
          </table:table-cell>
          <table:table-cell office:value-type="float" office:value="1">
            <text:p>1</text:p>
          </table:table-cell>
          <table:table-cell office:value-type="string">
            <text:p>4.80805376100041e-07</text:p>
          </table:table-cell>
          <table:table-cell office:value-type="float" office:value="149.033192665">
            <text:p>149.0331926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1.97465548968193e-14</text:p>
          </table:table-cell>
          <table:table-cell office:value-type="float" office:value="1.50332962160862">
            <text:p>1.5033296216</text:p>
          </table:table-cell>
          <table:table-cell office:value-type="float" office:value="412.935747182929">
            <text:p>412.9357471829</text:p>
          </table:table-cell>
          <table:table-cell office:value-type="string">
            <text:p>-6.29293841063205e-14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8]-[.L8])/[.P8]" office:value-type="float" office:value="0.0000000107951506808393">
            <text:p>1.07951506808393E-008</text:p>
          </table:table-cell>
          <table:table-cell table:formula="of:=LOG10(ABS([.S8]))" office:value-type="float" office:value="-7.96677129131953">
            <text:p>-7.9667712913</text:p>
          </table:table-cell>
          <table:table-cell/>
          <table:table-cell table:formula="of:=([.Q8]-[.M8])/[.Q8]" office:value-type="float" office:value="-0.000571928857393558">
            <text:p>-0.0005719289</text:p>
          </table:table-cell>
          <table:table-cell table:formula="of:=LOG10(ABS([.V8]))" office:value-type="float" office:value="-3.24265799002335">
            <text:p>-3.24265799</text:p>
          </table:table-cell>
          <table:table-cell/>
          <table:table-cell table:formula="of:=[.Q8]/8" office:value-type="float" office:value="51.5874640385028">
            <text:p>51.5874640385</text:p>
          </table:table-cell>
          <table:table-cell table:formula="of:=[.M8]/8" office:value-type="float" office:value="51.6169683978661">
            <text:p>51.6169683979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table:formula="of:=[.A9]*0.00000000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64">
            <text:p>1664</text:p>
          </table:table-cell>
          <table:table-cell office:value-type="float" office:value="25267">
            <text:p>25267</text:p>
          </table:table-cell>
          <table:table-cell office:value-type="float" office:value="1">
            <text:p>1</text:p>
          </table:table-cell>
          <table:table-cell office:value-type="string">
            <text:p>8.44382738501621e-08</text:p>
          </table:table-cell>
          <table:table-cell office:value-type="float" office:value="122.150513107">
            <text:p>122.15051310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9.49538731456765e-15</text:p>
          </table:table-cell>
          <table:table-cell office:value-type="float" office:value="1.50332963632959">
            <text:p>1.5033296363</text:p>
          </table:table-cell>
          <table:table-cell office:value-type="float" office:value="412.935081231059">
            <text:p>412.9350812311</text:p>
          </table:table-cell>
          <table:table-cell office:value-type="string">
            <text:p>-9.1890421546321e-16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9]-[.L9])/[.P9]" office:value-type="float" office:value="0.0000000010029070983025">
            <text:p>0.000000001</text:p>
          </table:table-cell>
          <table:table-cell table:formula="of:=LOG10(ABS([.S9]))" office:value-type="float" office:value="-8.99873929485918">
            <text:p>-8.9987392949</text:p>
          </table:table-cell>
          <table:table-cell/>
          <table:table-cell table:formula="of:=([.Q9]-[.M9])/[.Q9]" office:value-type="float" office:value="-0.000570315209866899">
            <text:p>-0.0005703152</text:p>
          </table:table-cell>
          <table:table-cell table:formula="of:=LOG10(ABS([.V9]))" office:value-type="float" office:value="-3.24388504596148">
            <text:p>-3.243885046</text:p>
          </table:table-cell>
          <table:table-cell/>
          <table:table-cell table:formula="of:=[.Q9]/8" office:value-type="float" office:value="51.5874640385028">
            <text:p>51.5874640385</text:p>
          </table:table-cell>
          <table:table-cell table:formula="of:=[.M9]/8" office:value-type="float" office:value="51.6168851538824">
            <text:p>51.6168851539</text:p>
          </table:table-cell>
        </table:table-row>
        <table:table-row table:style-name="ro1">
          <table:table-cell office:value-type="float" office:value="2154434690.03188">
            <text:p>2154434690.03188</text:p>
          </table:table-cell>
          <table:table-cell table:formula="of:=[.A10]*0.000000001" office:value-type="float" office:value="2.15443469003188">
            <text:p>2.15443469</text:p>
          </table:table-cell>
          <table:table-cell office:value-type="float" office:value="3">
            <text:p>3</text:p>
          </table:table-cell>
          <table:table-cell office:value-type="float" office:value="1716">
            <text:p>1716</text:p>
          </table:table-cell>
          <table:table-cell office:value-type="float" office:value="26077">
            <text:p>26077</text:p>
          </table:table-cell>
          <table:table-cell office:value-type="float" office:value="1">
            <text:p>1</text:p>
          </table:table-cell>
          <table:table-cell office:value-type="string">
            <text:p>1.12398002701848e-06</text:p>
          </table:table-cell>
          <table:table-cell office:value-type="float" office:value="130.694116975">
            <text:p>130.6941169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.81867998471344e-14</text:p>
          </table:table-cell>
          <table:table-cell office:value-type="float" office:value="1.50332963747991">
            <text:p>1.5033296375</text:p>
          </table:table-cell>
          <table:table-cell office:value-type="float" office:value="412.936209277988">
            <text:p>412.936209278</text:p>
          </table:table-cell>
          <table:table-cell office:value-type="string">
            <text:p>2.16684737248743e-14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10]-[.L10])/[.P10]" office:value-type="float" office:value="0.000000000237725575584707">
            <text:p>2.37725575584707E-010</text:p>
          </table:table-cell>
          <table:table-cell table:formula="of:=LOG10(ABS([.S10]))" office:value-type="float" office:value="-9.62392409240813">
            <text:p>-9.6239240924</text:p>
          </table:table-cell>
          <table:table-cell/>
          <table:table-cell table:formula="of:=([.Q10]-[.M10])/[.Q10]" office:value-type="float" office:value="-0.000573048545741311">
            <text:p>-0.0005730485</text:p>
          </table:table-cell>
          <table:table-cell table:formula="of:=LOG10(ABS([.V10]))" office:value-type="float" office:value="-3.24180858526731">
            <text:p>-3.2418085853</text:p>
          </table:table-cell>
          <table:table-cell/>
          <table:table-cell table:formula="of:=[.Q10]/8" office:value-type="float" office:value="51.5874640385028">
            <text:p>51.5874640385</text:p>
          </table:table-cell>
          <table:table-cell table:formula="of:=[.M10]/8" office:value-type="float" office:value="51.6170261597485">
            <text:p>51.6170261597</text:p>
          </table:table-cell>
        </table:table-row>
        <table:table-row table:style-name="ro1">
          <table:table-cell office:value-type="float" office:value="4641588833.61278">
            <text:p>4641588833.61278</text:p>
          </table:table-cell>
          <table:table-cell table:formula="of:=[.A11]*0.000000001" office:value-type="float" office:value="4.64158883361278">
            <text:p>4.6415888336</text:p>
          </table:table-cell>
          <table:table-cell office:value-type="float" office:value="3">
            <text:p>3</text:p>
          </table:table-cell>
          <table:table-cell office:value-type="float" office:value="1694">
            <text:p>1694</text:p>
          </table:table-cell>
          <table:table-cell office:value-type="float" office:value="25753">
            <text:p>25753</text:p>
          </table:table-cell>
          <table:table-cell office:value-type="float" office:value="1">
            <text:p>1</text:p>
          </table:table-cell>
          <table:table-cell office:value-type="string">
            <text:p>1.68918864055077e-08</text:p>
          </table:table-cell>
          <table:table-cell office:value-type="float" office:value="100.549399241">
            <text:p>100.5493992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35506878457061e-13</text:p>
          </table:table-cell>
          <table:table-cell office:value-type="float" office:value="1.50332963787844">
            <text:p>1.5033296379</text:p>
          </table:table-cell>
          <table:table-cell office:value-type="float" office:value="412.935806676117">
            <text:p>412.9358066761</text:p>
          </table:table-cell>
          <table:table-cell office:value-type="string">
            <text:p>3.89541357379125e-14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11]-[.L11])/[.P11]" office:value-type="float" office:value="-0.0000000000273725544170874">
            <text:p>-2.73725544170874E-011</text:p>
          </table:table-cell>
          <table:table-cell table:formula="of:=LOG10(ABS([.S11]))" office:value-type="float" office:value="-10.5626846721741">
            <text:p>-10.5626846722</text:p>
          </table:table-cell>
          <table:table-cell/>
          <table:table-cell table:formula="of:=([.Q11]-[.M11])/[.Q11]" office:value-type="float" office:value="-0.000572073013510571">
            <text:p>-0.000572073</text:p>
          </table:table-cell>
          <table:table-cell table:formula="of:=LOG10(ABS([.V11]))" office:value-type="float" office:value="-3.24254853879241">
            <text:p>-3.2425485388</text:p>
          </table:table-cell>
          <table:table-cell/>
          <table:table-cell table:formula="of:=[.Q11]/8" office:value-type="float" office:value="51.5874640385028">
            <text:p>51.5874640385</text:p>
          </table:table-cell>
          <table:table-cell table:formula="of:=[.M11]/8" office:value-type="float" office:value="51.6169758345146">
            <text:p>51.6169758345</text:p>
          </table:table-cell>
        </table:table-row>
        <table:table-row table:style-name="ro1">
          <table:table-cell office:value-type="float" office:value="10000000000">
            <text:p>10000000000</text:p>
          </table:table-cell>
          <table:table-cell table:formula="of:=[.A12]*0.00000000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83">
            <text:p>1783</text:p>
          </table:table-cell>
          <table:table-cell office:value-type="float" office:value="27109">
            <text:p>27109</text:p>
          </table:table-cell>
          <table:table-cell office:value-type="float" office:value="1">
            <text:p>1</text:p>
          </table:table-cell>
          <table:table-cell office:value-type="string">
            <text:p>7.6841381949047e-07</text:p>
          </table:table-cell>
          <table:table-cell office:value-type="float" office:value="105.363513848">
            <text:p>105.3635138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5.62421985280283e-13</text:p>
          </table:table-cell>
          <table:table-cell office:value-type="float" office:value="1.50332963778539">
            <text:p>1.5033296378</text:p>
          </table:table-cell>
          <table:table-cell office:value-type="float" office:value="412.936351535649">
            <text:p>412.9363515356</text:p>
          </table:table-cell>
          <table:table-cell office:value-type="string">
            <text:p>-8.30585767731099e-14</text:p>
          </table:table-cell>
          <table:table-cell/>
          <table:table-cell office:value-type="float" office:value="1.50332963783729">
            <text:p>1.5033296378</text:p>
          </table:table-cell>
          <table:table-cell office:value-type="float" office:value="412.699712308022">
            <text:p>412.699712308</text:p>
          </table:table-cell>
          <table:table-cell/>
          <table:table-cell table:formula="of:=([.P12]-[.L12])/[.P12]" office:value-type="float" office:value="0.0000000000345233929506147">
            <text:p>3.45233929506147E-011</text:p>
          </table:table-cell>
          <table:table-cell table:formula="of:=LOG10(ABS([.S12]))" office:value-type="float" office:value="-10.4618865285038">
            <text:p>-10.4618865285</text:p>
          </table:table-cell>
          <table:table-cell/>
          <table:table-cell table:formula="of:=([.Q12]-[.M12])/[.Q12]" office:value-type="float" office:value="-0.000573393245911393">
            <text:p>-0.0005733932</text:p>
          </table:table-cell>
          <table:table-cell table:formula="of:=LOG10(ABS([.V12]))" office:value-type="float" office:value="-3.24154742698194">
            <text:p>-3.241547427</text:p>
          </table:table-cell>
          <table:table-cell/>
          <table:table-cell table:formula="of:=[.Q12]/8" office:value-type="float" office:value="51.5874640385028">
            <text:p>51.5874640385</text:p>
          </table:table-cell>
          <table:table-cell table:formula="of:=[.M12]/8" office:value-type="float" office:value="51.6170439419561">
            <text:p>51.617043942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5"/>
          <table:table-cell table:formula="of:=[.P5]*[.P5]" office:value-type="float" office:value="2.26">
            <text:p>2.26</text:p>
          </table:table-cell>
          <table:table-cell table:formula="of:=[.Q12]/8" office:value-type="float" office:value="51.5874640385028">
            <text:p>51.5874640385</text:p>
          </table:table-cell>
          <table:table-cell table:number-columns-repeated="8"/>
          <table:table-cell office:value-type="float" office:value="51.6170018855449">
            <text:p>51.6170018855</text:p>
          </table:table-cell>
        </table:table-row>
        <table:table-row table:style-name="ro1">
          <table:table-cell table:number-columns-repeated="16"/>
          <table:table-cell office:value-type="float" office:value="51.5874640385028">
            <text:p>51.5874640385</text:p>
          </table:table-cell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>
            <draw:frame table:end-cell-address="Sheet1.T40" table:end-x="0.5346in" table:end-y="0.0969in" draw:z-index="0" draw:style-name="gr1" draw:text-style-name="P1" svg:width="6in" svg:height="3.4996in" svg:x="0.5799in" svg:y="0.1134in">
              <draw:object draw:notify-on-update-of-ranges="Sheet1.B3:Sheet1.B12 Sheet1.T1:Sheet1.T1 Sheet1.T3:Sheet1.T12 Sheet1.B3:Sheet1.B12 Sheet1.W1:Sheet1.W1 Sheet1.W3:Sheet1.W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4">07/24/2022</text:date>, <text:time>08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Unix OpenOffice.org_project/4112m1$Build-9809</meta:generator>
    <dc:date>2022-07-24T08:30:42</dc:date>
    <dc:creator>Brian Young</dc:creator>
    <meta:editing-duration>PT1H24M</meta:editing-duration>
    <meta:editing-cycles>7</meta:editing-cycles>
    <meta:document-statistic meta:table-count="1" meta:cell-count="2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reverse-direction="false" text:line-break="false" chart:axis-position="-14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4" chart:maximum="-0" chart:origin="-14" chart:interval-major="2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cm" xlink:href=".." xlink:type="simple" chart:class="chart:scatter" chart:style-name="ch1">
        <chart:legend chart:legend-position="end" svg:x="11.39cm" svg:y="3.844cm" style:legend-expansion="high" chart:style-name="ch2"/>
        <chart:plot-area chart:style-name="ch3" table:cell-range-address="Sheet1.B3:Sheet1.B12 Sheet1.T1:Sheet1.T1 Sheet1.T3:Sheet1.T12 Sheet1.W1:Sheet1.W1 Sheet1.W3:Sheet1.W12" chart:data-source-has-labels="row" svg:x="1.534cm" svg:y="0.843cm" svg:width="9.248cm" svg:height="6.67cm">
          <chartooo:coordinate-region svg:x="2.245cm" svg:y="1.069cm" svg:width="8.297cm" svg:height="5.894cm"/>
          <chart:axis chart:dimension="x" chart:name="primary-x" chart:style-name="ch4">
            <chart:title svg:x="4.448cm" svg:y="7.691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743cm" chart:style-name="ch8">
              <text:p>log10(abs(err))</text:p>
            </chart:title>
            <chart:grid chart:style-name="ch6" chart:class="major"/>
          </chart:axis>
          <chart:series chart:style-name="ch9" chart:values-cell-range-address="Sheet1.T3:Sheet1.T12" chart:label-cell-address="Sheet1.T1:Sheet1.T1" chart:class="chart:scatter">
            <chart:domain table:cell-range-address="Sheet1.B3:Sheet1.B12"/>
            <chart:data-point chart:repeated="10"/>
          </chart:series>
          <chart:series chart:style-name="ch10" chart:values-cell-range-address="Sheet1.W3:Sheet1.W12" chart:label-cell-address="Sheet1.W1:Sheet1.W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or, beta/ko</text:p>
                <draw:g>
                  <svg:desc>Sheet1.T1:Sheet1.T1</svg:desc>
                </draw:g>
              </table:table-cell>
              <table:table-cell office:value-type="string">
                <text:p>error, Zo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B3:Sheet1.B12</svg:desc>
                </draw:g>
              </table:table-cell>
              <table:table-cell office:value-type="float" office:value="-3.61593763151693">
                <text:p>-3.61593763151693</text:p>
                <draw:g>
                  <svg:desc>Sheet1.T3:Sheet1.T12</svg:desc>
                </draw:g>
              </table:table-cell>
              <table:table-cell office:value-type="float" office:value="-3.08749587226036">
                <text:p>-3.08749587226036</text:p>
                <draw:g>
                  <svg:desc>Sheet1.W3:Sheet1.W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5443469003188">
                <text:p>0.0215443469003188</text:p>
              </table:table-cell>
              <table:table-cell office:value-type="float" office:value="-5.36683043460422">
                <text:p>-5.36683043460422</text:p>
              </table:table-cell>
              <table:table-cell office:value-type="float" office:value="-3.23886746644047">
                <text:p>-3.23886746644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4158883361278">
                <text:p>0.0464158883361278</text:p>
              </table:table-cell>
              <table:table-cell office:value-type="float" office:value="-5.59239709695958">
                <text:p>-5.59239709695958</text:p>
              </table:table-cell>
              <table:table-cell office:value-type="float" office:value="-3.23928909259021">
                <text:p>-3.23928909259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-7.42161097740416">
                <text:p>-7.42161097740416</text:p>
              </table:table-cell>
              <table:table-cell office:value-type="float" office:value="-3.24134148881266">
                <text:p>-3.24134148881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5443469003188">
                <text:p>0.215443469003188</text:p>
              </table:table-cell>
              <table:table-cell office:value-type="float" office:value="-8.31422900335091">
                <text:p>-8.31422900335091</text:p>
              </table:table-cell>
              <table:table-cell office:value-type="float" office:value="-3.24128204870579">
                <text:p>-3.24128204870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4158883361278">
                <text:p>0.464158883361278</text:p>
              </table:table-cell>
              <table:table-cell office:value-type="float" office:value="-7.96677129131953">
                <text:p>-7.96677129131953</text:p>
              </table:table-cell>
              <table:table-cell office:value-type="float" office:value="-3.24265799002335">
                <text:p>-3.24265799002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8.99873929485918">
                <text:p>-8.99873929485918</text:p>
              </table:table-cell>
              <table:table-cell office:value-type="float" office:value="-3.24388504596148">
                <text:p>-3.24388504596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5443469003188">
                <text:p>2.15443469003188</text:p>
              </table:table-cell>
              <table:table-cell office:value-type="float" office:value="-9.62392409240813">
                <text:p>-9.62392409240813</text:p>
              </table:table-cell>
              <table:table-cell office:value-type="float" office:value="-3.24180858526731">
                <text:p>-3.24180858526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4158883361278">
                <text:p>4.64158883361278</text:p>
              </table:table-cell>
              <table:table-cell office:value-type="float" office:value="-10.5626846721741">
                <text:p>-10.5626846721741</text:p>
              </table:table-cell>
              <table:table-cell office:value-type="float" office:value="-3.24254853879241">
                <text:p>-3.24254853879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0.4618865285038">
                <text:p>-10.4618865285038</text:p>
              </table:table-cell>
              <table:table-cell office:value-type="float" office:value="-3.24154742698194">
                <text:p>-3.24154742698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